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pr1" style:family="presentation" style:parent-style-name="Výchozí-title">
      <style:graphic-properties fo:min-height="3.506cm"/>
    </style:style>
    <style:style style:name="pr2" style:family="presentation" style:parent-style-name="Výchozí-subtitle">
      <style:graphic-properties draw:fill-color="#ffffff" fo:min-height="2.773cm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outline1">
      <style:graphic-properties fo:min-height="13.859cm"/>
    </style:style>
    <style:style style:name="pr5" style:family="presentation" style:parent-style-name="Výchozí-notes">
      <style:graphic-properties draw:fill-color="#ffffff" fo:min-height="13.364cm"/>
    </style:style>
    <style:style style:name="pr6" style:family="presentation" style:parent-style-name="Výchozí-outline1">
      <style:graphic-properties fo:min-height="11.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layer="layout" svg:width="25.199cm" svg:height="3.506cm" svg:x="1.4cm" svg:y="6.494cm" presentation:class="title" presentation:user-transformed="true">
          <draw:text-box>
            <text:p>LZW kompresia</text:p>
          </draw:text-box>
        </draw:frame>
        <draw:frame presentation:style-name="pr2" draw:text-style-name="P1" draw:layer="layout" svg:width="13.8cm" svg:height="2.773cm" svg:x="1.4cm" svg:y="16cm" presentation:class="subtitle" presentation:user-transformed="true">
          <draw:text-box>
            <text:p>Maroš Gonda (325171)</text:p>
            <text:p text:style-name="P1">Filip Benčo (359675)</text:p>
          </draw:text-box>
        </draw:frame>
        <draw:frame presentation:style-name="pr2" draw:text-style-name="P2" draw:layer="layout" svg:width="11.6cm" svg:height="2.773cm" svg:x="14.8cm" svg:y="15.8cm">
          <draw:text-box>
            <text:p text:style-name="P2">PA171</text:p>
            <text:p text:style-name="P2">Jar 201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LZW kompresia</text:p>
          </draw:text-box>
        </draw:frame>
        <draw:frame presentation:style-name="pr4" draw:layer="layout" svg:width="25.199cm" svg:height="13.859cm" svg:x="1.2cm" svg:y="4.914cm" presentation:class="outline" presentation:user-transformed="true">
          <draw:text-box>
            <text:list text:style-name="L2">
              <text:list-item>
                <text:p>Abraham Lempel, Jacob Ziv, Terry Welch</text:p>
              </text:list-item>
              <text:list-item>
                <text:p>1984</text:p>
              </text:list-item>
              <text:list-item>
                <text:p>Bezstrátová kompresia</text:p>
              </text:list-item>
              <text:list-item>
                <text:p>Používaný vo formáte GI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ompresia</text:p>
          </draw:text-box>
        </draw:frame>
        <draw:frame presentation:style-name="pr4" draw:layer="layout" svg:width="25.199cm" svg:height="13.859cm" svg:x="1.4cm" svg:y="4.914cm" presentation:class="outline">
          <draw:text-box>
            <text:p>Na začiatku sa do slovníku zapíšu všetky znaky abecedy. Následne sa opakujú tieto kroky:</text:p>
            <text:list text:style-name="L2">
              <text:list-item>
                <text:p>Na vstupe sa nájde najdhlšia fráza, ktorá už existuje v slovníku. Jej index sa zapíše na výstup.</text:p>
              </text:list-item>
              <text:list-item>
                <text:p>Nájdená fráza sa odstráni zo vstupu.</text:p>
              </text:list-item>
              <text:list-item>
                <text:p>Ako nová fráza sa použije nájdená fráza + prvý znak zo vstup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Dekompresia</text:p>
          </draw:text-box>
        </draw:frame>
        <draw:frame presentation:style-name="pr4" draw:layer="layout" svg:width="25.199cm" svg:height="13.859cm" svg:x="1.4cm" svg:y="4.914cm" presentation:class="outline">
          <draw:text-box>
            <text:p>Na začiatku dekompresie sa do slovníku zapíšu všetky znaky abecedy. Následne sa opakujú tieto kroky:</text:p>
            <text:list text:style-name="L2">
              <text:list-item>
                <text:p>Zo vstupu sa odstáni index a na výstup sa pridá odpovedajúca fráza (Pod¾a už nájdených fráz).</text:p>
              </text:list-item>
              <text:list-item>
                <text:p>Do slovníku sa doplní fráza z minulého kroku + prví znak fráze z aktuálneh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1" draw:layer="layout" svg:width="25.199cm" svg:height="3.506cm" svg:x="1.4cm" svg:y="0.837cm" presentation:class="title">
          <draw:text-box>
            <text:p>Kódovacia schéma</text:p>
          </draw:text-box>
        </draw:frame>
        <draw:frame presentation:style-name="pr6" draw:layer="layout" svg:width="25.199cm" svg:height="11.2cm" svg:x="1.4cm" svg:y="8.2cm" presentation:class="outline" presentation:user-transformed="true">
          <draw:text-box>
            <text:list text:style-name="L2">
              <text:list-item>
                <text:p>LZW – reťazec označujúci, že sa jedná o skomprimovaný súbor</text:p>
              </text:list-item>
              <text:list-item>
                <text:p>MAX_CODE_LEN – maximálna dĺžka kódu</text:p>
              </text:list-item>
              <text:list-item>
                <text:p text:style-name="P1">INDEXY ZAKÓDOVANÝCH REŤAZCOV</text:p>
              </text:list-item>
            </text:list>
          </draw:text-box>
        </draw:frame>
        <draw:rect draw:style-name="gr2" draw:text-style-name="P4" draw:layer="layout" svg:width="15.178cm" svg:height="1.645cm" svg:x="10.622cm" svg:y="5.355cm">
          <text:p text:style-name="P3"><text:span text:style-name="T1">INDEXY ZAKÓDOVANÝCH REŤAZCOV</text:span></text:p>
        </draw:rect>
        <draw:rect draw:style-name="gr2" draw:text-style-name="P4" draw:layer="layout" svg:width="6.601cm" svg:height="1.645cm" svg:x="4.246cm" svg:y="5.355cm">
          <text:p text:style-name="P3"><text:span text:style-name="T1">MAX_CODE_LEN</text:span></text:p>
        </draw:rect>
        <draw:rect draw:style-name="gr2" draw:text-style-name="P5" draw:layer="layout" svg:width="2.247cm" svg:height="1.645cm" svg:x="2cm" svg:y="5.355cm">
          <text:p text:style-name="P3"><text:span text:style-name="T2">LZW</text:span></text:p>
        </draw:rect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ýsledk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Viď <text:a xlink:href="ftp://anonymous@dokumentacia.html/" xlink:type="simple">dokumentacia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ymboly_20_pro_20__3f_íslování" style:display-name="Symboly pro ?íslování" style:family="graphic">
      <style:paragraph-properties style:text-autospace="none"/>
    </style:style>
    <style:style style:name="T_3f_lo_20_textu" style:display-name="T?lo textu" style:family="graphic">
      <style:paragraph-properties fo:margin-top="0cm" fo:margin-bottom="0.374cm" style:text-autospace="none"/>
    </style:style>
    <style:style style:name="Znaky_20_pro_20_poznámku_20_pod_20__3f_arou" style:display-name="Znaky pro poznámku pod ?arou" style:family="graphic">
      <style:paragraph-properties style:text-autospace="none"/>
    </style:style>
    <style:style style:name="Znaky_20_pro_20_vysv_3f_tlivky" style:display-name="Znaky pro vysv?tlivky" style:family="graphic">
      <style:paragraph-properties style:text-autospace="none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Navštívený_20_internetový_20_odkaz" style:display-name="Navštívený internetový odkaz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Obsah_20_seznamu" style:display-name="Obsah seznamu" style:family="graphic">
      <style:paragraph-properties fo:margin-left="1.764cm" fo:margin-right="0cm" fo:text-indent="0cm" style:text-autospace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3T17:45:50.73</meta:creation-date>
    <meta:editing-duration>PT4M28S</meta:editing-duration>
    <meta:editing-cycles>4</meta:editing-cycles>
    <dc:date>2013-05-14T09:20:29</dc:date>
    <meta:generator>LibreOffice/3.6$Linux_X86_64 LibreOffice_project/360m1$Build-304</meta:generator>
    <meta:document-statistic meta:object-count="49"/>
  </office:meta>
</office:document-meta>
</file>